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.1" calcext:value-type="float">
            <text:p>1.1</text:p>
          </table:table-cell>
          <table:table-cell table:formula="of:=0.01*[.A1]*[.A1]" office:value-type="float" office:value="0.0121" calcext:value-type="float">
            <text:p>0.0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01*[.A2]*[.A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0.01*[.A3]*[.A3]" office:value-type="float" office:value="0.0961" calcext:value-type="float">
            <text:p>0.096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0.01*[.A4]*[.A4]" office:value-type="float" office:value="0.1764" calcext:value-type="float">
            <text:p>0.17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01*[.A5]*[.A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0.01*[.A6]*[.A6]" office:value-type="float" office:value="0.3721" calcext:value-type="float">
            <text:p>0.372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0.01*[.A7]*[.A7]" office:value-type="float" office:value="0.5184" calcext:value-type="float">
            <text:p>0.5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01*[.A8]*[.A8]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0.01*[.A9]*[.A9]" office:value-type="float" office:value="0.8281" calcext:value-type="float">
            <text:p>0.828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0.01*[.A10]*[.A10]" office:value-type="float" office:value="1.0404" calcext:value-type="float">
            <text:p>1.04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0.01*[.A11]*[.A11]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table:formula="of:=0.01*[.A12]*[.A12]" office:value-type="float" office:value="1.4641" calcext:value-type="float">
            <text:p>1.464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0.01*[.A13]*[.A13]" office:value-type="float" office:value="1.7424" calcext:value-type="float">
            <text:p>1.74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.01*[.A14]*[.A14]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0.01*[.A15]*[.A15]" office:value-type="float" office:value="2.2801" calcext:value-type="float">
            <text:p>2.280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0.01*[.A16]*[.A16]" office:value-type="float" office:value="2.6244" calcext:value-type="float">
            <text:p>2.62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.01*[.A17]*[.A17]"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table:formula="of:=0.01*[.A18]*[.A18]" office:value-type="float" office:value="3.2761" calcext:value-type="float">
            <text:p>3.276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0.01*[.A19]*[.A19]" office:value-type="float" office:value="3.6864" calcext:value-type="float">
            <text:p>3.68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01*[.A20]*[.A20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3:30:08.107098392</meta:creation-date>
    <dc:date>2024-04-23T02:15:13.876061421</dc:date>
    <meta:editing-duration>PT1H55M46S</meta:editing-duration>
    <meta:editing-cycles>18</meta:editing-cycles>
    <meta:generator>LibreOffice/7.3.7.2$Linux_X86_64 LibreOffice_project/30$Build-2</meta:generator>
    <meta:document-statistic meta:table-count="1" meta:cell-count="40" meta:object-count="0"/>
  </office:meta>
</office:document-meta>
</file>